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71in" fo:margin-left="0.025in" table:align="left"/>
    </style:style>
    <style:style style:name="Table1.A" style:family="table-column">
      <style:table-column-properties style:column-width="1.6563in"/>
    </style:style>
    <style:style style:name="Table1.B" style:family="table-column">
      <style:table-column-properties style:column-width="1.6667in"/>
    </style:style>
    <style:style style:name="Table1.C" style:family="table-column">
      <style:table-column-properties style:column-width="1.6771in"/>
    </style:style>
    <style:style style:name="Table1.1" style:family="table-row">
      <style:table-row-properties style:min-row-height="0.3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427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1.6563in"/>
    </style:style>
    <style:style style:name="Table2.B" style:family="table-column">
      <style:table-column-properties style:column-width="1.6667in"/>
    </style:style>
    <style:style style:name="Table2.C" style:family="table-column">
      <style:table-column-properties style:column-width="1.6771in"/>
    </style:style>
    <style:style style:name="Table2.1" style:family="table-row">
      <style:table-row-properties style:min-row-height="0.3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427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edc2a" officeooo:paragraph-rsid="001edc2a" style:font-weight-asian="bold" style:font-weight-complex="bold"/>
    </style:style>
    <style:style style:name="P2" style:family="paragraph" style:parent-style-name="Text_20_body">
      <style:text-properties officeooo:paragraph-rsid="001b01c7"/>
    </style:style>
    <style:style style:name="P3" style:family="paragraph" style:parent-style-name="Text_20_body">
      <style:text-properties officeooo:rsid="001c691f" officeooo:paragraph-rsid="001c691f"/>
    </style:style>
    <style:style style:name="P4" style:family="paragraph" style:parent-style-name="Text_20_body">
      <style:text-properties officeooo:rsid="001c691f" officeooo:paragraph-rsid="001cb1fa"/>
    </style:style>
    <style:style style:name="P5" style:family="paragraph" style:parent-style-name="Text_20_body">
      <style:text-properties officeooo:rsid="001c691f" officeooo:paragraph-rsid="001e75d8"/>
    </style:style>
    <style:style style:name="P6" style:family="paragraph" style:parent-style-name="Text_20_body">
      <style:text-properties officeooo:paragraph-rsid="001cb1fa"/>
    </style:style>
    <style:style style:name="P7" style:family="paragraph" style:parent-style-name="Text_20_body">
      <style:text-properties officeooo:paragraph-rsid="001e75d8"/>
    </style:style>
    <style:style style:name="P8" style:family="paragraph" style:parent-style-name="Text_20_body">
      <style:text-properties fo:font-weight="bold" officeooo:rsid="001e75d8" officeooo:paragraph-rsid="001e75d8" style:font-weight-asian="bold" style:font-weight-complex="bold"/>
    </style:style>
    <style:style style:name="P9" style:family="paragraph" style:parent-style-name="Text_20_body">
      <style:text-properties fo:font-weight="bold" officeooo:rsid="001edc2a" officeooo:paragraph-rsid="001edc2a" style:font-weight-asian="bold" style:font-weight-complex="bold"/>
    </style:style>
    <style:style style:name="P10" style:family="paragraph" style:parent-style-name="Text_20_body">
      <style:text-properties fo:font-weight="normal" officeooo:rsid="001e75d8" officeooo:paragraph-rsid="001e75d8" style:font-weight-asian="normal" style:font-weight-complex="normal"/>
    </style:style>
    <style:style style:name="P11" style:family="paragraph" style:parent-style-name="Text_20_body">
      <style:text-properties officeooo:rsid="001cb1fa" officeooo:paragraph-rsid="001cb1fa"/>
    </style:style>
    <style:style style:name="P12" style:family="paragraph" style:parent-style-name="Table_20_Contents">
      <style:text-properties officeooo:rsid="001e75d8" officeooo:paragraph-rsid="001e75d8"/>
    </style:style>
    <style:style style:name="P13" style:family="paragraph" style:parent-style-name="Table_20_Contents">
      <style:text-properties officeooo:rsid="001e75d8" officeooo:paragraph-rsid="001edc2a"/>
    </style:style>
    <style:style style:name="P14" style:family="paragraph" style:parent-style-name="Table_20_Contents">
      <style:text-properties officeooo:paragraph-rsid="001edc2a"/>
    </style:style>
    <style:style style:name="P15" style:family="paragraph" style:parent-style-name="Heading_20_2">
      <style:text-properties officeooo:rsid="0019d4f1"/>
    </style:style>
    <style:style style:name="P16" style:family="paragraph" style:parent-style-name="Heading_20_2">
      <style:text-properties officeooo:rsid="0019d4f1" officeooo:paragraph-rsid="0019d4f1"/>
    </style:style>
    <style:style style:name="P17" style:family="paragraph" style:parent-style-name="Heading_20_2">
      <style:text-properties officeooo:rsid="001cb1fa" officeooo:paragraph-rsid="001cb1fa"/>
    </style:style>
    <style:style style:name="P18" style:family="paragraph" style:parent-style-name="Heading_20_2">
      <style:text-properties officeooo:rsid="001e75d8" officeooo:paragraph-rsid="001e75d8"/>
    </style:style>
    <style:style style:name="T1" style:family="text">
      <style:text-properties officeooo:rsid="0019d4f1"/>
    </style:style>
    <style:style style:name="T2" style:family="text">
      <style:text-properties officeooo:rsid="001b01c7"/>
    </style:style>
    <style:style style:name="T3" style:family="text">
      <style:text-properties officeooo:rsid="001cb1fa"/>
    </style:style>
    <style:style style:name="T4" style:family="text">
      <style:text-properties officeooo:rsid="001e75d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dc2a"/>
    </style:style>
    <style:style style:name="T7" style:family="text">
      <style:text-properties officeooo:rsid="001fec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PROJECTNAME:GREENERY</text:span> </text:p>
      <text:p text:style-name="Quotations"><text:s text:c="37"/><text:span text:style-name="T1">(J.Ashok Kumar Naidu)</text:span></text:p>
      <text:h text:style-name="P16" text:outline-level="2">1.Introduction:</text:h>
      <text:p text:style-name="P2"><text:s/><text:tab/> <text:span text:style-name="T1">I am <text:s/>Jammu Ashok Kumar Naidu.I am going to develop a platform like a Shopping site. My passion project is <text:s/>online nursery,which is like to sell the plants through online.I am thinking to add some more features to my app.</text:span></text:p>
      <text:h text:style-name="Heading_20_2" text:outline-level="2">2.<text:span text:style-name="T2">Overview:</text:span></text:h>
      <text:p text:style-name="P6"><text:tab/><text:span text:style-name="T1">I'm going to create this app to who loves the nature.Most of the people don't know about the plants and how they plays a prominent role in environment.So,through my app i will give the totally information about plants and It is easy for the users.</text:span></text:p>
      <text:h text:style-name="P17" text:outline-level="2">2.1Users:</text:h>
      <text:p text:style-name="P6"><text:tab/><text:span text:style-name="T3">All people</text:span></text:p>
      <text:h text:style-name="P15" text:outline-level="2">2.2 Functionality:</text:h>
      <text:p text:style-name="P3"><text:tab/>1.I will set up a mail server for loginid/signup.</text:p>
      <text:p text:style-name="P4"><text:tab/>2.Then a user enters into <text:span text:style-name="T3">the </text:span>app, <text:span text:style-name="T3">Search the plant which he wants he will select.</text:span></text:p>
      <text:p text:style-name="P11"><text:tab/>3.Then,He/she goes to the payment part, in there are two modes of transactions.</text:p>
      <text:p text:style-name="P4"><text:tab/> <text:s text:c="5"/><text:span text:style-name="T3">i)Cash on delivery.</text:span></text:p>
      <text:p text:style-name="P4"><text:tab/> <text:s text:c="5"/><text:span text:style-name="T3">ii)Online payment.</text:span></text:p>
      <text:p text:style-name="P5"><text:tab/><text:span text:style-name="T3">User selects what he wants.</text:span></text:p>
      <text:h text:style-name="P18" text:outline-level="2">2.3 Platform:</text:h>
      <text:p text:style-name="P7"><text:tab/><text:span text:style-name="T4">Front-End : HTML, CSS, JAVASCRIPT.</text:span></text:p>
      <text:p text:style-name="P3"><text:tab/><text:span text:style-name="T4">Back-End: PHP/JAVA, MACHINE LEARNING.</text:span></text:p>
      <text:p text:style-name="P3"><text:tab/><text:span text:style-name="T4">Data Acess: MYSQL.</text:span></text:p>
      <text:p text:style-name="P3"><text:s text:c="4"/><text:span text:style-name="T4">These are the required to build this platform.</text:span></text:p>
      <text:p text:style-name="P3"/>
      <text:p text:style-name="P3"/>
      <text:h text:style-name="Heading_20_2" text:outline-level="2">2.4 Development Responsibility</text:h>
      <text:p text:style-name="P8"><text:tab/><text:span text:style-name="T5">I'll take responsibility to develop this.</text:span></text:p>
      <text:h text:style-name="Heading_20_2" text:outline-level="2"><text:soft-page-break/>3 Goals and Scope</text:h>
      <text:p text:style-name="P10">I will help the <text:span text:style-name="T7">nature lovers</text:span> with this platform.</text:p>
      <text:p text:style-name="P10"/>
      <text:h text:style-name="Heading_20_2" text:outline-level="2">4 Deliverables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2"/>
            <text:p text:style-name="P12"><text:s text:c="3"/>Milestone</text:p>
          </table:table-cell>
          <table:table-cell table:style-name="Table1.A1" office:value-type="string">
            <text:p text:style-name="Table_20_Contents"/>
            <text:p text:style-name="P12"><text:s text:c="4"/>Due Date</text:p>
          </table:table-cell>
          <table:table-cell table:style-name="Table1.A1" office:value-type="string">
            <text:p text:style-name="Table_20_Contents"/>
            <text:p text:style-name="P12"><text:s text:c="2"/>Release</text:p>
          </table:table-cell>
          <table:table-cell table:style-name="Table1.D1" office:value-type="string">
            <text:p text:style-name="Table_20_Contents"/>
            <text:p text:style-name="P12"><text:s text:c="3"/>Deliverable?</text:p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12"><text:s text:c="3"/>Protype</text:p>
          </table:table-cell>
          <table:table-cell table:style-name="Table1.A2" office:value-type="string">
            <text:p text:style-name="Table_20_Contents"/>
            <text:p text:style-name="P12"><text:s text:c="2"/>25/10/2010</text:p>
          </table:table-cell>
          <table:table-cell table:style-name="Table1.A2" office:value-type="string">
            <text:p text:style-name="Table_20_Contents"/>
            <text:p text:style-name="Table_20_Contents"><text:s text:c="3"/><text:span text:style-name="T4">Pre-Beta</text:span></text:p>
          </table:table-cell>
          <table:table-cell table:style-name="Table1.D2" office:value-type="string">
            <text:p text:style-name="Table_20_Contents"/>
            <text:p text:style-name="Table_20_Contents"><text:s text:c="3"/><text:span text:style-name="T4">Yes</text:span></text:p>
          </table:table-cell>
        </table:table-row>
        <table:table-row table:style-name="Table1.1">
          <table:table-cell table:style-name="Table1.A2" office:value-type="string">
            <text:p text:style-name="Table_20_Contents"><text:s/></text:p>
            <text:p text:style-name="Table_20_Contents"><text:s text:c="3"/><text:span text:style-name="T4">First phase of site</text:span></text:p>
          </table:table-cell>
          <table:table-cell table:style-name="Table1.A2" office:value-type="string">
            <text:p text:style-name="Table_20_Contents"/>
            <text:p text:style-name="Table_20_Contents"><text:s text:c="2"/><text:span text:style-name="T4">10/11/2015</text:span></text:p>
          </table:table-cell>
          <table:table-cell table:style-name="Table1.A2" office:value-type="string">
            <text:p text:style-name="Table_20_Contents"/>
            <text:p text:style-name="Table_20_Contents"><text:s text:c="3"/><text:span text:style-name="T4">Pre-Beta</text:span></text:p>
          </table:table-cell>
          <table:table-cell table:style-name="Table1.D2" office:value-type="string">
            <text:p text:style-name="Table_20_Contents"/>
            <text:p text:style-name="Table_20_Contents"><text:s text:c="3"/><text:span text:style-name="T4">Yes</text:span></text:p>
          </table:table-cell>
        </table:table-row>
        <table:table-row table:style-name="Table1.1">
          <table:table-cell table:style-name="Table1.A2" office:value-type="string">
            <text:p text:style-name="Table_20_Contents"/>
            <text:p text:style-name="Table_20_Contents"><text:s text:c="3"/><text:span text:style-name="T4">Second phase of site</text:span></text:p>
          </table:table-cell>
          <table:table-cell table:style-name="Table1.A2" office:value-type="string">
            <text:p text:style-name="Table_20_Contents"/>
            <text:p text:style-name="Table_20_Contents"><text:s text:c="3"/><text:span text:style-name="T4">25/11/2015</text:span></text:p>
          </table:table-cell>
          <table:table-cell table:style-name="Table1.A2" office:value-type="string">
            <text:p text:style-name="Table_20_Contents"/>
            <text:p text:style-name="Table_20_Contents"><text:s text:c="3"/><text:span text:style-name="T4">Beta</text:span></text:p>
          </table:table-cell>
          <table:table-cell table:style-name="Table1.D2" office:value-type="string">
            <text:p text:style-name="Table_20_Contents"/>
            <text:p text:style-name="Table_20_Contents"><text:s text:c="4"/><text:span text:style-name="T4">Yes</text:span></text:p>
          </table:table-cell>
        </table:table-row>
        <table:table-row table:style-name="Table1.1">
          <table:table-cell table:style-name="Table1.A2" office:value-type="string">
            <text:p text:style-name="Table_20_Contents"/>
            <text:p text:style-name="Table_20_Contents"><text:s text:c="3"/><text:span text:style-name="T6">Final phase of site</text:span> </text:p>
          </table:table-cell>
          <table:table-cell table:style-name="Table1.A2" office:value-type="string">
            <text:p text:style-name="Table_20_Contents"/>
            <text:p text:style-name="Table_20_Contents"><text:s text:c="3"/><text:span text:style-name="T6">10/12/2015</text:span></text:p>
          </table:table-cell>
          <table:table-cell table:style-name="Table1.A2" office:value-type="string">
            <text:p text:style-name="Table_20_Contents"/>
            <text:p text:style-name="Table_20_Contents"><text:s text:c="3"/><text:span text:style-name="T6">Final</text:span></text:p>
          </table:table-cell>
          <table:table-cell table:style-name="Table1.D2" office:value-type="string">
            <text:p text:style-name="Table_20_Contents"/>
            <text:p text:style-name="Table_20_Contents"><text:s text:c="4"/><text:span text:style-name="T6">Yes</text:span></text:p>
          </table:table-cell>
        </table:table-row>
      </table:table>
      <text:p text:style-name="P8"/>
      <text:h text:style-name="Heading_20_2" text:outline-level="2">5 Risk Management</text:h>
      <text:h text:style-name="Heading_20_2" text:outline-level="2">5.1 Risk Identification</text:h>
      <text:h text:style-name="Heading_20_2" text:outline-level="2">5.2 Risk Mitigation</text:h>
      <text:h text:style-name="Heading_20_2" text:outline-level="2">6 Scheduling and Estimate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3"/>
            <text:p text:style-name="P13"><text:s text:c="3"/>Milestone</text:p>
          </table:table-cell>
          <table:table-cell table:style-name="Table2.A1" office:value-type="string">
            <text:p text:style-name="P14"/>
            <text:p text:style-name="P13"><text:s text:c="4"/>Due Date</text:p>
          </table:table-cell>
          <table:table-cell table:style-name="Table2.A1" office:value-type="string">
            <text:p text:style-name="P14"/>
            <text:p text:style-name="P13"><text:s text:c="2"/>Release</text:p>
          </table:table-cell>
          <table:table-cell table:style-name="Table2.D1" office:value-type="string">
            <text:p text:style-name="P14"/>
            <text:p text:style-name="P13"><text:s text:c="3"/>Deliverable?</text:p>
          </table:table-cell>
        </table:table-row>
        <table:table-row table:style-name="Table2.2">
          <table:table-cell table:style-name="Table2.A2" office:value-type="string">
            <text:p text:style-name="P13"/>
            <text:p text:style-name="P13"><text:s text:c="3"/>Protype</text:p>
          </table:table-cell>
          <table:table-cell table:style-name="Table2.A2" office:value-type="string">
            <text:p text:style-name="P14"/>
            <text:p text:style-name="P13"><text:s text:c="2"/>25/10/2010</text:p>
          </table:table-cell>
          <table:table-cell table:style-name="Table2.A2" office:value-type="string">
            <text:p text:style-name="P14"/>
            <text:p text:style-name="P14"><text:s text:c="3"/><text:span text:style-name="T4">Pre-Beta</text:span></text:p>
          </table:table-cell>
          <table:table-cell table:style-name="Table2.D2" office:value-type="string">
            <text:p text:style-name="P14"/>
            <text:p text:style-name="P14"><text:s text:c="3"/><text:span text:style-name="T4">Yes</text:span></text:p>
          </table:table-cell>
        </table:table-row>
        <table:table-row table:style-name="Table2.1">
          <table:table-cell table:style-name="Table2.A2" office:value-type="string">
            <text:p text:style-name="P14"><text:s/></text:p>
            <text:p text:style-name="P14"><text:s text:c="3"/><text:span text:style-name="T4">First phase of site</text:span></text:p>
          </table:table-cell>
          <table:table-cell table:style-name="Table2.A2" office:value-type="string">
            <text:p text:style-name="P14"/>
            <text:p text:style-name="P14"><text:s text:c="2"/><text:span text:style-name="T4">10/11/2015</text:span></text:p>
          </table:table-cell>
          <table:table-cell table:style-name="Table2.A2" office:value-type="string">
            <text:p text:style-name="P14"/>
            <text:p text:style-name="P14"><text:s text:c="3"/><text:span text:style-name="T4">Pre-Beta</text:span></text:p>
          </table:table-cell>
          <table:table-cell table:style-name="Table2.D2" office:value-type="string">
            <text:p text:style-name="P14"/>
            <text:p text:style-name="P14"><text:s text:c="3"/><text:span text:style-name="T4">Yes</text:span></text:p>
          </table:table-cell>
        </table:table-row>
        <table:table-row table:style-name="Table2.1">
          <table:table-cell table:style-name="Table2.A2" office:value-type="string">
            <text:p text:style-name="P14"/>
            <text:p text:style-name="P14"><text:s text:c="3"/><text:span text:style-name="T4">Second phase of site</text:span></text:p>
          </table:table-cell>
          <table:table-cell table:style-name="Table2.A2" office:value-type="string">
            <text:p text:style-name="P14"/>
            <text:p text:style-name="P14"><text:s text:c="3"/><text:span text:style-name="T4">25/11/2015</text:span></text:p>
          </table:table-cell>
          <table:table-cell table:style-name="Table2.A2" office:value-type="string">
            <text:p text:style-name="P14"/>
            <text:p text:style-name="P14"><text:s text:c="3"/><text:span text:style-name="T4">Beta</text:span></text:p>
          </table:table-cell>
          <table:table-cell table:style-name="Table2.D2" office:value-type="string">
            <text:p text:style-name="P14"/>
            <text:p text:style-name="P14"><text:s text:c="4"/><text:span text:style-name="T4">Yes</text:span></text:p>
          </table:table-cell>
        </table:table-row>
        <table:table-row table:style-name="Table2.1">
          <table:table-cell table:style-name="Table2.A2" office:value-type="string">
            <text:p text:style-name="P14"/>
            <text:p text:style-name="P14"><text:s text:c="3"/><text:span text:style-name="T6">Final phase of site</text:span> </text:p>
          </table:table-cell>
          <table:table-cell table:style-name="Table2.A2" office:value-type="string">
            <text:p text:style-name="P14"/>
            <text:p text:style-name="P14"><text:s text:c="3"/><text:span text:style-name="T6">10/12/2015</text:span></text:p>
          </table:table-cell>
          <table:table-cell table:style-name="Table2.A2" office:value-type="string">
            <text:p text:style-name="P14"/>
            <text:p text:style-name="P14"><text:s text:c="3"/><text:span text:style-name="T6">Final</text:span></text:p>
          </table:table-cell>
          <table:table-cell table:style-name="Table2.D2" office:value-type="string">
            <text:p text:style-name="P14"/>
            <text:p text:style-name="P14"><text:s text:c="4"/><text:span text:style-name="T6">Yes</text:span></text:p>
          </table:table-cell>
        </table:table-row>
      </table:table>
      <text:p text:style-name="P1"/>
      <text:p text:style-name="P9"/>
      <text:h text:style-name="Heading_20_2" text:outline-level="2">7 Technical Process</text:h>
      <text:p text:style-name="P9"><text:s text:c="3"/><text:span text:style-name="T5">I am learning back end part progmamming languages like PHP and Machine learning. Once I'll finish it I'll code my sel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2:40:50.613095907</meta:creation-date>
    <dc:date>2015-09-16T12:54:19.154356293</dc:date>
    <meta:editing-duration>PT14M19S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2" meta:paragraph-count="73" meta:word-count="287" meta:character-count="1920" meta:non-whitespace-character-count="1506"/>
  </office:meta>
</office:document-meta>
</file>